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7E3400005DC0000047CCECBFC71E.emf" manifest:media-type="image/x-emf"/>
  <manifest:file-entry manifest:full-path="Pictures/10000001000003280000026B42232DD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3.019cm" draw:z-index="0"><draw:image xlink:href="Pictures/10007E3400005DC0000047CCECBFC71E.emf" xlink:type="simple" xlink:show="embed" xlink:actuate="onLoad" draw:mime-type="image/x-emf"/><draw:image xlink:href="Pictures/10000001000003280000026B42232DD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loext:font-optical-sizing="auto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loext:font-optical-sizing="auto" fo:hyphenate="false" fo:hyphenation-remain-char-count="2" fo:hyphenation-push-char-count="2" loext:hyphenation-no-caps="false" loext:hyphenation-no-last-word="false" loext:hyphenation-word-char-count="5" loext:hyphenation-zone="no-limit" loext:hyphenation-compound-remain-char-count="2" loext:hyphenation-compound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30T15:00:36.088401400</meta:creation-date>
    <dc:date>2026-03-30T15:00:51.986346900</dc:date>
    <meta:editing-duration>PT1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Dev/26.8.0.0.alpha0$Windows_X86_64 LibreOffice_project/45732d19db613f45902fd7c953f359ec39d04ec3</meta:generator>
  </office:meta>
</office:document-meta>
</file>